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B000000DB367583BD7D9FBA30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4.291cm, 2.297cm, 11.483cm, 2.991cm)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15.701cm" svg:height="13.905cm" draw:transform="rotate (-0.0293215314335049) translate (0.508cm -0.2cm)">
          <draw:image xlink:href="Pictures/10000000000009B000000DB367583BD7D9FBA30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4T06:54:52.387768130</dc:date>
    <meta:editing-duration>PT9M16S</meta:editing-duration>
    <meta:editing-cycles>3</meta:editing-cycles>
    <meta:generator>LibreOffice/6.0.7.3$Linux_X86_64 LibreOffice_project/00m0$Build-3</meta:generator>
    <meta:document-statistic meta:object-count="1"/>
  </office:meta>
</office:document-meta>
</file>